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unning_time_quickSort" table:style-name="ta1">
        <table:shapes>
          <draw:frame draw:z-index="0" draw:style-name="gr1" draw:text-style-name="P1" svg:width="6.298in" svg:height="3.5335in" svg:x="2.9839in" svg:y="10.3669in">
            <draw:object draw:notify-on-update-of-ranges="running_time_quickSort.A2:running_time_quickSort.A101 running_time_quickSort.B2:running_time_quickSort.B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unning time of Quick sorting: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591" calcext:value-type="float">
            <text:p>359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191" calcext:value-type="float">
            <text:p>519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9312" calcext:value-type="float">
            <text:p>931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2131" calcext:value-type="float">
            <text:p>1213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5283" calcext:value-type="float">
            <text:p>1528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2340" calcext:value-type="float">
            <text:p>2234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7109" calcext:value-type="float">
            <text:p>27109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31176" calcext:value-type="float">
            <text:p>31176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40737" calcext:value-type="float">
            <text:p>40737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46953" calcext:value-type="float">
            <text:p>46953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57547" calcext:value-type="float">
            <text:p>57547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72429" calcext:value-type="float">
            <text:p>72429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67606" calcext:value-type="float">
            <text:p>67606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72614" calcext:value-type="float">
            <text:p>72614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99145" calcext:value-type="float">
            <text:p>99145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19646" calcext:value-type="float">
            <text:p>119646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30509" calcext:value-type="float">
            <text:p>13050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5193" calcext:value-type="float">
            <text:p>145193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62643" calcext:value-type="float">
            <text:p>162643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54185" calcext:value-type="float">
            <text:p>154185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203571" calcext:value-type="float">
            <text:p>203571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196381" calcext:value-type="float">
            <text:p>196381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200988" calcext:value-type="float">
            <text:p>200988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262945" calcext:value-type="float">
            <text:p>262945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284455" calcext:value-type="float">
            <text:p>284455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267521" calcext:value-type="float">
            <text:p>267521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281917" calcext:value-type="float">
            <text:p>281917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304648" calcext:value-type="float">
            <text:p>304648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325469" calcext:value-type="float">
            <text:p>325469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428858" calcext:value-type="float">
            <text:p>428858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435796" calcext:value-type="float">
            <text:p>435796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449895" calcext:value-type="float">
            <text:p>449895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498054" calcext:value-type="float">
            <text:p>498054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574709" calcext:value-type="float">
            <text:p>574709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565082" calcext:value-type="float">
            <text:p>565082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527303" calcext:value-type="float">
            <text:p>527303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536126" calcext:value-type="float">
            <text:p>536126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577760" calcext:value-type="float">
            <text:p>577760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703048" calcext:value-type="float">
            <text:p>703048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697779" calcext:value-type="float">
            <text:p>697779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752974" calcext:value-type="float">
            <text:p>752974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712809" calcext:value-type="float">
            <text:p>712809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894764" calcext:value-type="float">
            <text:p>894764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819713" calcext:value-type="float">
            <text:p>819713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892514" calcext:value-type="float">
            <text:p>892514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849855" calcext:value-type="float">
            <text:p>849855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1096462" calcext:value-type="float">
            <text:p>1096462</text:p>
          </table:table-cell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float" office:value="1034190" calcext:value-type="float">
            <text:p>1034190</text:p>
          </table:table-cell>
        </table:table-row>
        <table:table-row table:style-name="ro1">
          <table:table-cell office:value-type="float" office:value="5110" calcext:value-type="float">
            <text:p>5110</text:p>
          </table:table-cell>
          <table:table-cell office:value-type="float" office:value="1234086" calcext:value-type="float">
            <text:p>1234086</text:p>
          </table:table-cell>
        </table:table-row>
        <table:table-row table:style-name="ro1">
          <table:table-cell office:value-type="float" office:value="5210" calcext:value-type="float">
            <text:p>5210</text:p>
          </table:table-cell>
          <table:table-cell office:value-type="float" office:value="1099165" calcext:value-type="float">
            <text:p>1099165</text:p>
          </table:table-cell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float" office:value="1142082" calcext:value-type="float">
            <text:p>1142082</text:p>
          </table:table-cell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float" office:value="1333783" calcext:value-type="float">
            <text:p>1333783</text:p>
          </table:table-cell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float" office:value="1202933" calcext:value-type="float">
            <text:p>1202933</text:p>
          </table:table-cell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float" office:value="1344010" calcext:value-type="float">
            <text:p>1344010</text:p>
          </table:table-cell>
        </table:table-row>
        <table:table-row table:style-name="ro1">
          <table:table-cell office:value-type="float" office:value="5710" calcext:value-type="float">
            <text:p>5710</text:p>
          </table:table-cell>
          <table:table-cell office:value-type="float" office:value="1215920" calcext:value-type="float">
            <text:p>1215920</text:p>
          </table:table-cell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float" office:value="1350514" calcext:value-type="float">
            <text:p>1350514</text:p>
          </table:table-cell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float" office:value="1443159" calcext:value-type="float">
            <text:p>1443159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float" office:value="1574679" calcext:value-type="float">
            <text:p>1574679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float" office:value="1568626" calcext:value-type="float">
            <text:p>1568626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1544043" calcext:value-type="float">
            <text:p>1544043</text:p>
          </table:table-cell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1510873" calcext:value-type="float">
            <text:p>1510873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float" office:value="1789233" calcext:value-type="float">
            <text:p>1789233</text:p>
          </table:table-cell>
        </table:table-row>
        <table:table-row table:style-name="ro1">
          <table:table-cell office:value-type="float" office:value="6510" calcext:value-type="float">
            <text:p>6510</text:p>
          </table:table-cell>
          <table:table-cell office:value-type="float" office:value="1805579" calcext:value-type="float">
            <text:p>1805579</text:p>
          </table:table-cell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float" office:value="1759456" calcext:value-type="float">
            <text:p>1759456</text:p>
          </table:table-cell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float" office:value="1962164" calcext:value-type="float">
            <text:p>1962164</text:p>
          </table:table-cell>
        </table:table-row>
        <table:table-row table:style-name="ro1">
          <table:table-cell office:value-type="float" office:value="6810" calcext:value-type="float">
            <text:p>6810</text:p>
          </table:table-cell>
          <table:table-cell office:value-type="float" office:value="1956386" calcext:value-type="float">
            <text:p>1956386</text:p>
          </table:table-cell>
        </table:table-row>
        <table:table-row table:style-name="ro1">
          <table:table-cell office:value-type="float" office:value="6910" calcext:value-type="float">
            <text:p>6910</text:p>
          </table:table-cell>
          <table:table-cell office:value-type="float" office:value="1757880" calcext:value-type="float">
            <text:p>1757880</text:p>
          </table:table-cell>
        </table:table-row>
        <table:table-row table:style-name="ro1">
          <table:table-cell office:value-type="float" office:value="7010" calcext:value-type="float">
            <text:p>7010</text:p>
          </table:table-cell>
          <table:table-cell office:value-type="float" office:value="2206054" calcext:value-type="float">
            <text:p>2206054</text:p>
          </table:table-cell>
        </table:table-row>
        <table:table-row table:style-name="ro1">
          <table:table-cell office:value-type="float" office:value="7110" calcext:value-type="float">
            <text:p>7110</text:p>
          </table:table-cell>
          <table:table-cell office:value-type="float" office:value="2149512" calcext:value-type="float">
            <text:p>2149512</text:p>
          </table:table-cell>
        </table:table-row>
        <table:table-row table:style-name="ro1">
          <table:table-cell office:value-type="float" office:value="7210" calcext:value-type="float">
            <text:p>7210</text:p>
          </table:table-cell>
          <table:table-cell office:value-type="float" office:value="1952489" calcext:value-type="float">
            <text:p>1952489</text:p>
          </table:table-cell>
        </table:table-row>
        <table:table-row table:style-name="ro1">
          <table:table-cell office:value-type="float" office:value="7310" calcext:value-type="float">
            <text:p>7310</text:p>
          </table:table-cell>
          <table:table-cell office:value-type="float" office:value="2482502" calcext:value-type="float">
            <text:p>2482502</text:p>
          </table:table-cell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float" office:value="2091879" calcext:value-type="float">
            <text:p>2091879</text:p>
          </table:table-cell>
        </table:table-row>
        <table:table-row table:style-name="ro1">
          <table:table-cell office:value-type="float" office:value="7510" calcext:value-type="float">
            <text:p>7510</text:p>
          </table:table-cell>
          <table:table-cell office:value-type="float" office:value="2572218" calcext:value-type="float">
            <text:p>2572218</text:p>
          </table:table-cell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float" office:value="2491379" calcext:value-type="float">
            <text:p>2491379</text:p>
          </table:table-cell>
        </table:table-row>
        <table:table-row table:style-name="ro1">
          <table:table-cell office:value-type="float" office:value="7710" calcext:value-type="float">
            <text:p>7710</text:p>
          </table:table-cell>
          <table:table-cell office:value-type="float" office:value="2392864" calcext:value-type="float">
            <text:p>2392864</text:p>
          </table:table-cell>
        </table:table-row>
        <table:table-row table:style-name="ro1">
          <table:table-cell office:value-type="float" office:value="7810" calcext:value-type="float">
            <text:p>7810</text:p>
          </table:table-cell>
          <table:table-cell office:value-type="float" office:value="2537773" calcext:value-type="float">
            <text:p>2537773</text:p>
          </table:table-cell>
        </table:table-row>
        <table:table-row table:style-name="ro1">
          <table:table-cell office:value-type="float" office:value="7910" calcext:value-type="float">
            <text:p>7910</text:p>
          </table:table-cell>
          <table:table-cell office:value-type="float" office:value="2998764" calcext:value-type="float">
            <text:p>2998764</text:p>
          </table:table-cell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float" office:value="2694855" calcext:value-type="float">
            <text:p>2694855</text:p>
          </table:table-cell>
        </table:table-row>
        <table:table-row table:style-name="ro1">
          <table:table-cell office:value-type="float" office:value="8110" calcext:value-type="float">
            <text:p>8110</text:p>
          </table:table-cell>
          <table:table-cell office:value-type="float" office:value="3024688" calcext:value-type="float">
            <text:p>3024688</text:p>
          </table:table-cell>
        </table:table-row>
        <table:table-row table:style-name="ro1">
          <table:table-cell office:value-type="float" office:value="8210" calcext:value-type="float">
            <text:p>8210</text:p>
          </table:table-cell>
          <table:table-cell office:value-type="float" office:value="2807836" calcext:value-type="float">
            <text:p>2807836</text:p>
          </table:table-cell>
        </table:table-row>
        <table:table-row table:style-name="ro1">
          <table:table-cell office:value-type="float" office:value="8310" calcext:value-type="float">
            <text:p>8310</text:p>
          </table:table-cell>
          <table:table-cell office:value-type="float" office:value="2960044" calcext:value-type="float">
            <text:p>2960044</text:p>
          </table:table-cell>
        </table:table-row>
        <table:table-row table:style-name="ro1">
          <table:table-cell office:value-type="float" office:value="8410" calcext:value-type="float">
            <text:p>8410</text:p>
          </table:table-cell>
          <table:table-cell office:value-type="float" office:value="3111817" calcext:value-type="float">
            <text:p>3111817</text:p>
          </table:table-cell>
        </table:table-row>
        <table:table-row table:style-name="ro1">
          <table:table-cell office:value-type="float" office:value="8510" calcext:value-type="float">
            <text:p>8510</text:p>
          </table:table-cell>
          <table:table-cell office:value-type="float" office:value="3540878" calcext:value-type="float">
            <text:p>3540878</text:p>
          </table:table-cell>
        </table:table-row>
        <table:table-row table:style-name="ro1">
          <table:table-cell office:value-type="float" office:value="8610" calcext:value-type="float">
            <text:p>8610</text:p>
          </table:table-cell>
          <table:table-cell office:value-type="float" office:value="3126412" calcext:value-type="float">
            <text:p>3126412</text:p>
          </table:table-cell>
        </table:table-row>
        <table:table-row table:style-name="ro1">
          <table:table-cell office:value-type="float" office:value="8710" calcext:value-type="float">
            <text:p>8710</text:p>
          </table:table-cell>
          <table:table-cell office:value-type="float" office:value="3751331" calcext:value-type="float">
            <text:p>3751331</text:p>
          </table:table-cell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3569462" calcext:value-type="float">
            <text:p>3569462</text:p>
          </table:table-cell>
        </table:table-row>
        <table:table-row table:style-name="ro1">
          <table:table-cell office:value-type="float" office:value="8910" calcext:value-type="float">
            <text:p>8910</text:p>
          </table:table-cell>
          <table:table-cell office:value-type="float" office:value="3209144" calcext:value-type="float">
            <text:p>3209144</text:p>
          </table:table-cell>
        </table:table-row>
        <table:table-row table:style-name="ro1">
          <table:table-cell office:value-type="float" office:value="9010" calcext:value-type="float">
            <text:p>9010</text:p>
          </table:table-cell>
          <table:table-cell office:value-type="float" office:value="3713500" calcext:value-type="float">
            <text:p>3713500</text:p>
          </table:table-cell>
        </table:table-row>
        <table:table-row table:style-name="ro1">
          <table:table-cell office:value-type="float" office:value="9110" calcext:value-type="float">
            <text:p>9110</text:p>
          </table:table-cell>
          <table:table-cell office:value-type="float" office:value="3532892" calcext:value-type="float">
            <text:p>3532892</text:p>
          </table:table-cell>
        </table:table-row>
        <table:table-row table:style-name="ro1">
          <table:table-cell office:value-type="float" office:value="9210" calcext:value-type="float">
            <text:p>9210</text:p>
          </table:table-cell>
          <table:table-cell office:value-type="float" office:value="3804122" calcext:value-type="float">
            <text:p>3804122</text:p>
          </table:table-cell>
        </table:table-row>
        <table:table-row table:style-name="ro1">
          <table:table-cell office:value-type="float" office:value="9310" calcext:value-type="float">
            <text:p>9310</text:p>
          </table:table-cell>
          <table:table-cell office:value-type="float" office:value="3897759" calcext:value-type="float">
            <text:p>3897759</text:p>
          </table:table-cell>
        </table:table-row>
        <table:table-row table:style-name="ro1">
          <table:table-cell office:value-type="float" office:value="9410" calcext:value-type="float">
            <text:p>9410</text:p>
          </table:table-cell>
          <table:table-cell office:value-type="float" office:value="3709524" calcext:value-type="float">
            <text:p>3709524</text:p>
          </table:table-cell>
        </table:table-row>
        <table:table-row table:style-name="ro1">
          <table:table-cell office:value-type="float" office:value="9510" calcext:value-type="float">
            <text:p>9510</text:p>
          </table:table-cell>
          <table:table-cell office:value-type="float" office:value="3626991" calcext:value-type="float">
            <text:p>3626991</text:p>
          </table:table-cell>
        </table:table-row>
        <table:table-row table:style-name="ro1">
          <table:table-cell office:value-type="float" office:value="9610" calcext:value-type="float">
            <text:p>9610</text:p>
          </table:table-cell>
          <table:table-cell office:value-type="float" office:value="4022942" calcext:value-type="float">
            <text:p>4022942</text:p>
          </table:table-cell>
        </table:table-row>
        <table:table-row table:style-name="ro1">
          <table:table-cell office:value-type="float" office:value="9710" calcext:value-type="float">
            <text:p>9710</text:p>
          </table:table-cell>
          <table:table-cell office:value-type="float" office:value="3826644" calcext:value-type="float">
            <text:p>3826644</text:p>
          </table:table-cell>
        </table:table-row>
        <table:table-row table:style-name="ro1">
          <table:table-cell office:value-type="float" office:value="9810" calcext:value-type="float">
            <text:p>9810</text:p>
          </table:table-cell>
          <table:table-cell office:value-type="float" office:value="4643811" calcext:value-type="float">
            <text:p>4643811</text:p>
          </table:table-cell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float" office:value="4297668" calcext:value-type="float">
            <text:p>42976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6">00/00/0000</text:date>, <text:time style:data-style-name="N2" text:time-value="02:39:54.2128666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6T02:41:20.921408871</dc:date>
    <meta:editing-duration>PT4M4S</meta:editing-duration>
    <meta:editing-cycles>2</meta:editing-cycles>
    <meta:generator>LibreOffice/6.4.7.2$Linux_X86_64 LibreOffice_project/40$Build-2</meta:generator>
    <meta:document-statistic meta:table-count="1" meta:cell-count="20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76cm" xlink:href=".." xlink:type="simple" chart:class="chart:scatter" chart:style-name="ch1">
        <chart:legend chart:legend-position="end" svg:x="13.146cm" svg:y="4.189cm" style:legend-expansion="high" chart:style-name="ch2"/>
        <chart:plot-area chart:style-name="ch3" table:cell-range-address="running_time_quickSort.A2:running_time_quickSort.B101" svg:x="0.347cm" svg:y="0.177cm" svg:width="12.507cm" svg:height="8.618cm">
          <chartooo:coordinate-region svg:x="1.894cm" svg:y="0.377cm" svg:width="10.495cm" svg:height="7.7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unning_time_quickSort.B2:running_time_quickSort.B101" chart:class="chart:scatter">
            <chart:domain table:cell-range-address="running_time_quickSort.A2:running_time_quickSort.A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running_time_quickSort.A2:running_time_quickSort.A101</svg:desc>
                </draw:g>
              </table:table-cell>
              <table:table-cell office:value-type="float" office:value="8">
                <text:p>8</text:p>
                <draw:g>
                  <svg:desc>running_time_quickSort.B2:running_time_quickSort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0">
                <text:p>210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0">
                <text:p>310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0">
                <text:p>410</text:p>
              </table:table-cell>
              <table:table-cell office:value-type="float" office:value="5191">
                <text:p>51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0">
                <text:p>510</text:p>
              </table:table-cell>
              <table:table-cell office:value-type="float" office:value="9312">
                <text:p>93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0">
                <text:p>610</text:p>
              </table:table-cell>
              <table:table-cell office:value-type="float" office:value="12131">
                <text:p>121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0">
                <text:p>710</text:p>
              </table:table-cell>
              <table:table-cell office:value-type="float" office:value="15283">
                <text:p>152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0">
                <text:p>810</text:p>
              </table:table-cell>
              <table:table-cell office:value-type="float" office:value="22340">
                <text:p>223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0">
                <text:p>910</text:p>
              </table:table-cell>
              <table:table-cell office:value-type="float" office:value="27109">
                <text:p>27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0">
                <text:p>1010</text:p>
              </table:table-cell>
              <table:table-cell office:value-type="float" office:value="31176">
                <text:p>311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10">
                <text:p>1110</text:p>
              </table:table-cell>
              <table:table-cell office:value-type="float" office:value="40737">
                <text:p>407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10">
                <text:p>1210</text:p>
              </table:table-cell>
              <table:table-cell office:value-type="float" office:value="46953">
                <text:p>469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10">
                <text:p>1310</text:p>
              </table:table-cell>
              <table:table-cell office:value-type="float" office:value="57547">
                <text:p>575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10">
                <text:p>1410</text:p>
              </table:table-cell>
              <table:table-cell office:value-type="float" office:value="72429">
                <text:p>724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10">
                <text:p>1510</text:p>
              </table:table-cell>
              <table:table-cell office:value-type="float" office:value="67606">
                <text:p>676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10">
                <text:p>1610</text:p>
              </table:table-cell>
              <table:table-cell office:value-type="float" office:value="72614">
                <text:p>726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10">
                <text:p>1710</text:p>
              </table:table-cell>
              <table:table-cell office:value-type="float" office:value="99145">
                <text:p>991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10">
                <text:p>1810</text:p>
              </table:table-cell>
              <table:table-cell office:value-type="float" office:value="119646">
                <text:p>1196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10">
                <text:p>1910</text:p>
              </table:table-cell>
              <table:table-cell office:value-type="float" office:value="130509">
                <text:p>1305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0">
                <text:p>2010</text:p>
              </table:table-cell>
              <table:table-cell office:value-type="float" office:value="145193">
                <text:p>1451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10">
                <text:p>2110</text:p>
              </table:table-cell>
              <table:table-cell office:value-type="float" office:value="162643">
                <text:p>1626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10">
                <text:p>2210</text:p>
              </table:table-cell>
              <table:table-cell office:value-type="float" office:value="154185">
                <text:p>1541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10">
                <text:p>2310</text:p>
              </table:table-cell>
              <table:table-cell office:value-type="float" office:value="203571">
                <text:p>2035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10">
                <text:p>2410</text:p>
              </table:table-cell>
              <table:table-cell office:value-type="float" office:value="196381">
                <text:p>1963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10">
                <text:p>2510</text:p>
              </table:table-cell>
              <table:table-cell office:value-type="float" office:value="200988">
                <text:p>2009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10">
                <text:p>2610</text:p>
              </table:table-cell>
              <table:table-cell office:value-type="float" office:value="262945">
                <text:p>2629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10">
                <text:p>2710</text:p>
              </table:table-cell>
              <table:table-cell office:value-type="float" office:value="284455">
                <text:p>284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10">
                <text:p>2810</text:p>
              </table:table-cell>
              <table:table-cell office:value-type="float" office:value="267521">
                <text:p>2675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10">
                <text:p>2910</text:p>
              </table:table-cell>
              <table:table-cell office:value-type="float" office:value="281917">
                <text:p>2819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10">
                <text:p>3010</text:p>
              </table:table-cell>
              <table:table-cell office:value-type="float" office:value="304648">
                <text:p>3046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10">
                <text:p>3110</text:p>
              </table:table-cell>
              <table:table-cell office:value-type="float" office:value="325469">
                <text:p>3254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10">
                <text:p>3210</text:p>
              </table:table-cell>
              <table:table-cell office:value-type="float" office:value="428858">
                <text:p>4288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10">
                <text:p>3310</text:p>
              </table:table-cell>
              <table:table-cell office:value-type="float" office:value="435796">
                <text:p>4357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10">
                <text:p>3410</text:p>
              </table:table-cell>
              <table:table-cell office:value-type="float" office:value="449895">
                <text:p>4498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10">
                <text:p>3510</text:p>
              </table:table-cell>
              <table:table-cell office:value-type="float" office:value="498054">
                <text:p>4980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10">
                <text:p>3610</text:p>
              </table:table-cell>
              <table:table-cell office:value-type="float" office:value="574709">
                <text:p>5747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10">
                <text:p>3710</text:p>
              </table:table-cell>
              <table:table-cell office:value-type="float" office:value="565082">
                <text:p>5650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10">
                <text:p>3810</text:p>
              </table:table-cell>
              <table:table-cell office:value-type="float" office:value="527303">
                <text:p>5273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10">
                <text:p>3910</text:p>
              </table:table-cell>
              <table:table-cell office:value-type="float" office:value="536126">
                <text:p>5361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10">
                <text:p>4010</text:p>
              </table:table-cell>
              <table:table-cell office:value-type="float" office:value="577760">
                <text:p>5777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10">
                <text:p>4110</text:p>
              </table:table-cell>
              <table:table-cell office:value-type="float" office:value="703048">
                <text:p>7030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10">
                <text:p>4210</text:p>
              </table:table-cell>
              <table:table-cell office:value-type="float" office:value="697779">
                <text:p>69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10">
                <text:p>4310</text:p>
              </table:table-cell>
              <table:table-cell office:value-type="float" office:value="752974">
                <text:p>7529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0">
                <text:p>4410</text:p>
              </table:table-cell>
              <table:table-cell office:value-type="float" office:value="712809">
                <text:p>7128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10">
                <text:p>4510</text:p>
              </table:table-cell>
              <table:table-cell office:value-type="float" office:value="894764">
                <text:p>8947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10">
                <text:p>4610</text:p>
              </table:table-cell>
              <table:table-cell office:value-type="float" office:value="819713">
                <text:p>8197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10">
                <text:p>4710</text:p>
              </table:table-cell>
              <table:table-cell office:value-type="float" office:value="892514">
                <text:p>8925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10">
                <text:p>4810</text:p>
              </table:table-cell>
              <table:table-cell office:value-type="float" office:value="849855">
                <text:p>8498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10">
                <text:p>4910</text:p>
              </table:table-cell>
              <table:table-cell office:value-type="float" office:value="1096462">
                <text:p>10964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10">
                <text:p>5010</text:p>
              </table:table-cell>
              <table:table-cell office:value-type="float" office:value="1034190">
                <text:p>103419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10">
                <text:p>5110</text:p>
              </table:table-cell>
              <table:table-cell office:value-type="float" office:value="1234086">
                <text:p>12340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10">
                <text:p>5210</text:p>
              </table:table-cell>
              <table:table-cell office:value-type="float" office:value="1099165">
                <text:p>10991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10">
                <text:p>5310</text:p>
              </table:table-cell>
              <table:table-cell office:value-type="float" office:value="1142082">
                <text:p>11420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10">
                <text:p>5410</text:p>
              </table:table-cell>
              <table:table-cell office:value-type="float" office:value="1333783">
                <text:p>13337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10">
                <text:p>5510</text:p>
              </table:table-cell>
              <table:table-cell office:value-type="float" office:value="1202933">
                <text:p>12029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10">
                <text:p>5610</text:p>
              </table:table-cell>
              <table:table-cell office:value-type="float" office:value="1344010">
                <text:p>13440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10">
                <text:p>5710</text:p>
              </table:table-cell>
              <table:table-cell office:value-type="float" office:value="1215920">
                <text:p>12159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10">
                <text:p>5810</text:p>
              </table:table-cell>
              <table:table-cell office:value-type="float" office:value="1350514">
                <text:p>13505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10">
                <text:p>5910</text:p>
              </table:table-cell>
              <table:table-cell office:value-type="float" office:value="1443159">
                <text:p>14431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10">
                <text:p>6010</text:p>
              </table:table-cell>
              <table:table-cell office:value-type="float" office:value="1574679">
                <text:p>15746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10">
                <text:p>6110</text:p>
              </table:table-cell>
              <table:table-cell office:value-type="float" office:value="1568626">
                <text:p>15686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10">
                <text:p>6210</text:p>
              </table:table-cell>
              <table:table-cell office:value-type="float" office:value="1544043">
                <text:p>15440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10">
                <text:p>6310</text:p>
              </table:table-cell>
              <table:table-cell office:value-type="float" office:value="1510873">
                <text:p>15108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10">
                <text:p>6410</text:p>
              </table:table-cell>
              <table:table-cell office:value-type="float" office:value="1789233">
                <text:p>17892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10">
                <text:p>6510</text:p>
              </table:table-cell>
              <table:table-cell office:value-type="float" office:value="1805579">
                <text:p>18055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10">
                <text:p>6610</text:p>
              </table:table-cell>
              <table:table-cell office:value-type="float" office:value="1759456">
                <text:p>17594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10">
                <text:p>6710</text:p>
              </table:table-cell>
              <table:table-cell office:value-type="float" office:value="1962164">
                <text:p>19621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10">
                <text:p>6810</text:p>
              </table:table-cell>
              <table:table-cell office:value-type="float" office:value="1956386">
                <text:p>19563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10">
                <text:p>6910</text:p>
              </table:table-cell>
              <table:table-cell office:value-type="float" office:value="1757880">
                <text:p>17578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10">
                <text:p>7010</text:p>
              </table:table-cell>
              <table:table-cell office:value-type="float" office:value="2206054">
                <text:p>22060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10">
                <text:p>7110</text:p>
              </table:table-cell>
              <table:table-cell office:value-type="float" office:value="2149512">
                <text:p>21495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10">
                <text:p>7210</text:p>
              </table:table-cell>
              <table:table-cell office:value-type="float" office:value="1952489">
                <text:p>19524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10">
                <text:p>7310</text:p>
              </table:table-cell>
              <table:table-cell office:value-type="float" office:value="2482502">
                <text:p>24825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10">
                <text:p>7410</text:p>
              </table:table-cell>
              <table:table-cell office:value-type="float" office:value="2091879">
                <text:p>20918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10">
                <text:p>7510</text:p>
              </table:table-cell>
              <table:table-cell office:value-type="float" office:value="2572218">
                <text:p>25722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10">
                <text:p>7610</text:p>
              </table:table-cell>
              <table:table-cell office:value-type="float" office:value="2491379">
                <text:p>24913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10">
                <text:p>7710</text:p>
              </table:table-cell>
              <table:table-cell office:value-type="float" office:value="2392864">
                <text:p>23928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10">
                <text:p>7810</text:p>
              </table:table-cell>
              <table:table-cell office:value-type="float" office:value="2537773">
                <text:p>25377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10">
                <text:p>7910</text:p>
              </table:table-cell>
              <table:table-cell office:value-type="float" office:value="2998764">
                <text:p>29987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10">
                <text:p>8010</text:p>
              </table:table-cell>
              <table:table-cell office:value-type="float" office:value="2694855">
                <text:p>26948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10">
                <text:p>8110</text:p>
              </table:table-cell>
              <table:table-cell office:value-type="float" office:value="3024688">
                <text:p>30246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10">
                <text:p>8210</text:p>
              </table:table-cell>
              <table:table-cell office:value-type="float" office:value="2807836">
                <text:p>28078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10">
                <text:p>8310</text:p>
              </table:table-cell>
              <table:table-cell office:value-type="float" office:value="2960044">
                <text:p>29600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10">
                <text:p>8410</text:p>
              </table:table-cell>
              <table:table-cell office:value-type="float" office:value="3111817">
                <text:p>31118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10">
                <text:p>8510</text:p>
              </table:table-cell>
              <table:table-cell office:value-type="float" office:value="3540878">
                <text:p>35408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10">
                <text:p>8610</text:p>
              </table:table-cell>
              <table:table-cell office:value-type="float" office:value="3126412">
                <text:p>31264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10">
                <text:p>8710</text:p>
              </table:table-cell>
              <table:table-cell office:value-type="float" office:value="3751331">
                <text:p>37513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10">
                <text:p>8810</text:p>
              </table:table-cell>
              <table:table-cell office:value-type="float" office:value="3569462">
                <text:p>35694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10">
                <text:p>8910</text:p>
              </table:table-cell>
              <table:table-cell office:value-type="float" office:value="3209144">
                <text:p>32091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10">
                <text:p>9010</text:p>
              </table:table-cell>
              <table:table-cell office:value-type="float" office:value="3713500">
                <text:p>37135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10">
                <text:p>9110</text:p>
              </table:table-cell>
              <table:table-cell office:value-type="float" office:value="3532892">
                <text:p>35328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10">
                <text:p>9210</text:p>
              </table:table-cell>
              <table:table-cell office:value-type="float" office:value="3804122">
                <text:p>38041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10">
                <text:p>9310</text:p>
              </table:table-cell>
              <table:table-cell office:value-type="float" office:value="3897759">
                <text:p>38977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10">
                <text:p>9410</text:p>
              </table:table-cell>
              <table:table-cell office:value-type="float" office:value="3709524">
                <text:p>37095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10">
                <text:p>9510</text:p>
              </table:table-cell>
              <table:table-cell office:value-type="float" office:value="3626991">
                <text:p>36269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10">
                <text:p>9610</text:p>
              </table:table-cell>
              <table:table-cell office:value-type="float" office:value="4022942">
                <text:p>40229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10">
                <text:p>9710</text:p>
              </table:table-cell>
              <table:table-cell office:value-type="float" office:value="3826644">
                <text:p>38266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10">
                <text:p>9810</text:p>
              </table:table-cell>
              <table:table-cell office:value-type="float" office:value="4643811">
                <text:p>46438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10">
                <text:p>9910</text:p>
              </table:table-cell>
              <table:table-cell office:value-type="float" office:value="4297668">
                <text:p>42976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